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2" style:family="paragraph" style:parent-style-name="Standard">
      <style:paragraph-properties fo:text-align="center" style:justify-single-word="false"/>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P3" style:family="paragraph" style:parent-style-name="Standard">
      <style:paragraph-properties fo:text-align="center" style:justify-single-word="false"/>
      <style:text-properties fo:font-style="normal" style:text-underline-style="none" fo:font-weight="normal" style:font-style-asian="normal" style:font-weight-asian="normal" style:font-style-complex="normal" style:font-weight-complex="normal"/>
    </style:style>
    <style:style style:name="P4" style:family="paragraph" style:parent-style-name="Standard">
      <style:paragraph-properties fo:text-align="start" style:justify-single-word="false"/>
      <style:text-properties fo:font-style="normal" style:text-underline-style="none" fo:font-weight="normal" style:font-style-asian="normal" style:font-weight-asian="normal" style:font-style-complex="normal" style:font-weight-complex="normal"/>
    </style:style>
    <style:style style:name="P5" style:family="paragraph" style:parent-style-name="Standard">
      <style:paragraph-properties fo:text-align="start" style:justify-single-word="false"/>
      <style:text-properties fo:font-style="normal" style:text-underline-style="none" fo:font-weight="bold" style:font-style-asian="normal" style:font-weight-asian="bold" style:font-style-complex="normal"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apport du Projet de C</text:p>
      <text:p text:style-name="P2">(Réalisé par AOUSSAT Bilel et HUYNH Chun Kiet</text:p>
      <text:p text:style-name="P3"/>
      <text:p text:style-name="P5">Introduction :</text:p>
      <text:p text:style-name="P5"/>
      <text:p text:style-name="P4">Le but de ce TP était d'implémenter des fonctions de traitement d'images en noir-et-blanc, via les connaissances acquises durant l'année. Il s'agissait de lire et écrire une image, modifier ses contrastes, ses niveaux de gris, et d'autres applications.</text:p>
      <text:p text:style-name="P4"/>
      <text:p text:style-name="P5">Déroulement :</text:p>
      <text:p text:style-name="P4"/>
      <text:p text:style-name="P4">Le TP a donc été réparti en plusieurs tâches, chacune étant placée dans un ficher « c » (pour les fonctions) et un fichier « h » (pour les en-têtes), et un fichier « main,c » sensé lancer les différentes tâches et fonctions du programme.</text:p>
      <text:p text:style-name="P4"/>
      <text:p text:style-name="P4">Nous avons commencé par la fonction ( certainement la plus difficile de ce projet) « Read_image ».</text:p>
      <text:p text:style-name="P4">En effet, c'est ici que nous avons rencontré le plus de difficultés, notamment pour le traitement des commentaires ainsi que de l'entrée des données pixels dans le tableau « pixel_p » de l'image.</text:p>
      <text:p text:style-name="P4"/>
      <text:p text:style-name="P4">Nous n'avons malheureusement pas pu terminer cette fonction, qui a présenté quelques erreurs au niveau de la copie des données pixel vers le tableau « pixel » de notre structure imagemais avons quand même continué le projet, en nous basant sur un fonctionnement hypothétique.</text:p>
      <text:p text:style-name="P4"/>
      <text:p text:style-name="P4">Après ce fut le tour de la fonction « write_image » qui fut bien plus simple que la précédente, où il s'agissait juste de transposer les données de l'image sur un fichier vierge que l'on a ouvert en mode écriture pour ensuite l'enregistrer.</text:p>
      <text:p text:style-name="P4"/>
      <text:p text:style-name="P4">Puis nous avons fait la partie « traitement » avec l'érosion, la dilatation et la gestion des contrastes. Nous avions au début un petit problème au niveau des indices, dû au fait que nous devions gérer un tableau 1D et non 2D, mais le reste s'est déroulé sans problème majeur.</text:p>
      <text:p text:style-name="P4"/>
      <text:p text:style-name="P4">L'on a fait ensuite la partie sur l'histogramme, permettant de réaliser un graphe quant aux « nuances » de gris les plus utilisées. Toutefois, nous n'avons pas eu pu coder la fonction « write_histogramme » (par manque de temps).</text:p>
      <text:p text:style-name="P4"/>
      <text:p text:style-name="P5">Conclusion :</text:p>
      <text:p text:style-name="P4"/>
      <text:p text:style-name="P4">Bien que le TP ne fut pas achevé et qu'il nous a montré des contraintes particulièrement difficiles sur la fonction « write_image », ce projet aura été très instructif et aurait certainement pu être une meilleure réussite si nous avions fini la fonction « write_image » (probablement en mieux gérant le temps qui nous a été donné).</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ilel Aoussat</meta:initial-creator>
    <meta:creation-date>2018-01-25T23:04:49.71</meta:creation-date>
    <dc:date>2018-01-26T18:42:35.25</dc:date>
    <dc:creator>Bilel Aoussat</dc:creator>
    <meta:editing-duration>PT52M56S</meta:editing-duration>
    <meta:editing-cycles>12</meta:editing-cycles>
    <meta:generator>OpenOffice/4.1.1$Win32 OpenOffice.org_project/411m6$Build-9775</meta:generator>
    <meta:document-statistic meta:table-count="0" meta:image-count="0" meta:object-count="0" meta:page-count="1" meta:paragraph-count="14" meta:word-count="385" meta:character-count="2238"/>
  </office:meta>
</office:document-meta>
</file>